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8021in" fo:margin-left="-0.1in" table:align="left"/>
    </style:style>
    <style:style style:name="Table1.A" style:family="table-column">
      <style:table-column-properties style:column-width="1.625in"/>
    </style:style>
    <style:style style:name="Table1.B" style:family="table-column">
      <style:table-column-properties style:column-width="1.2813in"/>
    </style:style>
    <style:style style:name="Table1.C" style:family="table-column">
      <style:table-column-properties style:column-width="1.3438in"/>
    </style:style>
    <style:style style:name="Table1.D" style:family="table-column">
      <style:table-column-properties style:column-width="2.5521in"/>
    </style:style>
    <style:style style:name="Table1.1" style:family="table-row">
      <style:table-row-properties style:min-row-height="0.6458in"/>
    </style:style>
    <style:style style:name="Table1.A1" style:family="table-cell">
      <style:table-cell-properties style:vertical-align="middle" fo:padding="0.0194in" fo:border="none"/>
    </style:style>
    <style:style style:name="Table1.18" style:family="table-row">
      <style:table-row-properties style:min-row-height="0.2556in"/>
    </style:style>
    <style:style style:name="P1" style:family="paragraph" style:parent-style-name="Heading_20_3">
      <style:text-properties officeooo:paragraph-rsid="000b7d78"/>
    </style:style>
    <style:style style:name="P2" style:family="paragraph" style:parent-style-name="Standard">
      <style:text-properties officeooo:rsid="000b7d78" officeooo:paragraph-rsid="000b7d78"/>
    </style:style>
    <style:style style:name="P3" style:family="paragraph" style:parent-style-name="Standard">
      <style:text-properties officeooo:rsid="000b7d78" officeooo:paragraph-rsid="000e3919"/>
    </style:style>
    <style:style style:name="P4" style:family="paragraph" style:parent-style-name="Standard">
      <style:paragraph-properties fo:text-align="center" style:justify-single-word="false"/>
      <style:text-properties officeooo:rsid="000b7d78" officeooo:paragraph-rsid="000b7d78"/>
    </style:style>
    <style:style style:name="P5" style:family="paragraph" style:parent-style-name="Standard">
      <style:text-properties officeooo:rsid="000b7d78" officeooo:paragraph-rsid="001d39a4"/>
    </style:style>
    <style:style style:name="P6" style:family="paragraph" style:parent-style-name="Standard">
      <style:text-properties officeooo:rsid="000e3919" officeooo:paragraph-rsid="000e3919"/>
    </style:style>
    <style:style style:name="P7" style:family="paragraph" style:parent-style-name="Standard">
      <style:paragraph-properties fo:text-align="center" style:justify-single-word="false"/>
      <style:text-properties officeooo:rsid="000e3919" officeooo:paragraph-rsid="000e3919"/>
    </style:style>
    <style:style style:name="P8" style:family="paragraph" style:parent-style-name="Standard">
      <style:paragraph-properties fo:text-align="start" style:justify-single-word="false"/>
      <style:text-properties officeooo:rsid="000fc053" officeooo:paragraph-rsid="000fc053"/>
    </style:style>
    <style:style style:name="P9" style:family="paragraph" style:parent-style-name="Standard">
      <style:paragraph-properties fo:text-align="center" style:justify-single-word="false"/>
      <style:text-properties officeooo:rsid="000fc053" officeooo:paragraph-rsid="000fc053"/>
    </style:style>
    <style:style style:name="P10" style:family="paragraph" style:parent-style-name="Standard">
      <style:text-properties officeooo:rsid="0010205d" officeooo:paragraph-rsid="0010205d"/>
    </style:style>
    <style:style style:name="P11" style:family="paragraph" style:parent-style-name="Standard">
      <style:text-properties officeooo:rsid="0013593a" officeooo:paragraph-rsid="0013593a"/>
    </style:style>
    <style:style style:name="P12" style:family="paragraph" style:parent-style-name="Standard">
      <style:text-properties officeooo:rsid="00150079" officeooo:paragraph-rsid="00150079"/>
    </style:style>
    <style:style style:name="P13" style:family="paragraph" style:parent-style-name="Standard">
      <style:text-properties officeooo:rsid="0016eba9" officeooo:paragraph-rsid="0016eba9"/>
    </style:style>
    <style:style style:name="P14" style:family="paragraph" style:parent-style-name="Standard">
      <style:text-properties officeooo:rsid="0019811c" officeooo:paragraph-rsid="0019811c"/>
    </style:style>
    <style:style style:name="P15" style:family="paragraph" style:parent-style-name="Standard">
      <style:text-properties officeooo:rsid="0019e9bb" officeooo:paragraph-rsid="0019e9bb"/>
    </style:style>
    <style:style style:name="P16" style:family="paragraph" style:parent-style-name="Standard">
      <style:text-properties officeooo:rsid="001bb864" officeooo:paragraph-rsid="001bb864"/>
    </style:style>
    <style:style style:name="P17" style:family="paragraph" style:parent-style-name="Standard">
      <style:text-properties officeooo:rsid="001d39a4" officeooo:paragraph-rsid="001db41a"/>
    </style:style>
    <style:style style:name="P18" style:family="paragraph" style:parent-style-name="Standard">
      <style:text-properties officeooo:rsid="001db41a" officeooo:paragraph-rsid="001db41a"/>
    </style:style>
    <style:style style:name="P19" style:family="paragraph" style:parent-style-name="Standard">
      <style:text-properties officeooo:rsid="001f1394" officeooo:paragraph-rsid="001f1394"/>
    </style:style>
    <style:style style:name="P20" style:family="paragraph" style:parent-style-name="Table_20_Contents">
      <style:text-properties fo:font-size="2pt" style:font-size-asian="2pt" style:font-size-complex="2pt"/>
    </style:style>
    <style:style style:name="P21" style:family="paragraph" style:parent-style-name="Text_20_body">
      <style:text-properties officeooo:rsid="000b7d78" officeooo:paragraph-rsid="000b7d78"/>
    </style:style>
    <style:style style:name="T1" style:family="text">
      <style:text-properties officeooo:rsid="000b7d78"/>
    </style:style>
    <style:style style:name="T2" style:family="text">
      <style:text-properties officeooo:rsid="000e3919"/>
    </style:style>
    <style:style style:name="T3" style:family="text">
      <style:text-properties officeooo:rsid="000fc053"/>
    </style:style>
    <style:style style:name="T4" style:family="text">
      <style:text-properties officeooo:rsid="0010205d"/>
    </style:style>
    <style:style style:name="T5" style:family="text">
      <style:text-properties officeooo:rsid="0013593a"/>
    </style:style>
    <style:style style:name="T6" style:family="text">
      <style:text-properties officeooo:rsid="0016eba9"/>
    </style:style>
    <style:style style:name="T7" style:family="text">
      <style:text-properties officeooo:rsid="0019e9bb"/>
    </style:style>
    <style:style style:name="T8" style:family="text">
      <style:text-properties officeooo:rsid="001bb864"/>
    </style:style>
    <style:style style:name="T9" style:family="text">
      <style:text-properties fo:font-weight="normal" officeooo:rsid="001d39a4" style:font-weight-asian="normal" style:font-weight-complex="normal"/>
    </style:style>
    <style:style style:name="T10" style:family="text">
      <style:text-properties officeooo:rsid="001db4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text:tab/><text:tab/><text:tab/></text:p>
      <text:p text:style-name="P2"/>
      <text:p text:style-name="P2"/>
      <text:p text:style-name="P2">4. Operationalization of hypotheses</text:p>
      <text:p text:style-name="P2"/>
      <text:p text:style-name="P6">We test our hypotheses using Stochastic Actor Oriented Models (SAOM) implemented with Rsiena, which help us distinguish network dynamic from structural and attribute effects. </text:p>
      <text:p text:style-name="P6"/>
      <text:p text:style-name="P6">For hypothesis one (trust networks exhibit transitive closure<text:span text:style-name="T5">) </text:span>we use transitive triplets:</text:p>
      <text:p text:style-name="P6"/>
      <text:p text:style-name="P4">∑_{j,k} x_ij x_jk x_ik</text:p>
      <text:p text:style-name="P2"/>
      <text:p text:style-name="P6">Which is a pure transitivity measure (A→B→ C =&gt; A →C). <text:span text:style-name="T3">For a confirmation of the hypothesis a positive coefficient is expected. </text:span></text:p>
      <text:p text:style-name="P6"/>
      <text:p text:style-name="P6">Hypothesis <text:span text:style-name="T3">( friendship reinforces Trust) </text:span>two is a cross-network hypothesis therefore we use a Dyadic co-variate effect:</text:p>
      <text:p text:style-name="P6"/>
      <text:p text:style-name="P7">∑_j f_ij x_ij, <text:span text:style-name="T3">where f_ij = friendship tie</text:span></text:p>
      <text:p text:style-name="P7"/>
      <text:p text:style-name="P8">For a confirmation of the hypothesis we expect ẞ&gt;0. <text:span text:style-name="T5">A positive coefficient would indicate that the existence of a friendship tie increases the log-odds of a trust tie forming between the same actors, in consideration of other effects. We accounted for possible confounding through including endogenous trust dynamics in the model (reciprocity, transitivity), gender homophily. Furthermore, we tested for temporal stability effects using the rate function.</text:span></text:p>
      <text:p text:style-name="P8"/>
      <text:p text:style-name="P8">Hypothesis three ( transitivity is disrupted by dislike/hate) is tested through two interaction effects Transitive Triplets x Dislike: </text:p>
      <text:p text:style-name="P8"/>
      <text:p text:style-name="P9">∑_{j,k} x_ij x_jk d_jk</text:p>
      <text:p text:style-name="P8">This tests if A →B and B → C dislike jointly reduces A→ C trust likelihood. To confirm the hypothesis we expect negative coefficient ẞ &lt; 0 which indicates disruption. </text:p>
      <text:p text:style-name="P8">and Transitive Reciprocity x Dislike:</text:p>
      <text:p text:style-name="P8"/>
      <text:p text:style-name="P7">∑_{j,k} x_ij x_jk d_kj</text:p>
      <text:p text:style-name="P8"><text:span text:style-name="T4">This</text:span> <text:span text:style-name="T4">t</text:span>ests if mutual dislike <text:span text:style-name="T4">B → C breaks a transitive closure. For control purposes we also use the baseline transitivity (transTrip) and the dislike main effect. Negative coefficients for these interactions would support our hypothesis that dislike ties act as social ‘circuit breakers’ for <text:s/>trust propagation. </text:span></text:p>
      <text:p text:style-name="P8"/>
      <text:p text:style-name="P2"/>
      <text:h text:style-name="P1" text:outline-level="3"><text:span text:style-name="Strong_20_Emphasis"><text:span text:style-name="T1">Trust Network Dynamics </text:span></text:span><text:span text:style-name="Strong_20_Emphasis"><text:span text:style-name="T2">Operationlization </text:span></text:span></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text:span text:style-name="Strong_20_Emphasis">Effect Type</text:span></text:p>
            </table:table-cell>
            <table:table-cell table:style-name="Table1.A1" office:value-type="string">
              <text:p text:style-name="Table_20_Heading"><text:span text:style-name="Strong_20_Emphasis">Parameter</text:span></text:p>
            </table:table-cell>
            <table:table-cell table:style-name="Table1.A1" office:value-type="string">
              <text:p text:style-name="Table_20_Heading"><text:span text:style-name="Strong_20_Emphasis">Network Statistic</text:span></text:p>
            </table:table-cell>
            <table:table-cell table:style-name="Table1.A1" office:value-type="string">
              <text:p text:style-name="Table_20_Heading"><text:span text:style-name="Strong_20_Emphasis">Theoretical Interpretation</text:span></text:p>
            </table:table-cell>
          </table:table-row>
        </table:table-header-rows>
        <table:table-row>
          <table:table-cell table:style-name="Table1.A1" office:value-type="string">
            <text:p text:style-name="Table_20_Contents"><text:span text:style-name="Strong_20_Emphasis">Structural</text:sp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Table_20_Contents">Density</text:p>
          </table:table-cell>
          <table:table-cell table:style-name="Table1.A1" office:value-type="string">
            <text:p text:style-name="Table_20_Contents">Outdegree</text:p>
          </table:table-cell>
          <table:table-cell table:style-name="Table1.A1" office:value-type="string">
            <text:p text:style-name="Table_20_Contents">∑_j x_ij</text:p>
          </table:table-cell>
          <table:table-cell table:style-name="Table1.A1" office:value-type="string">
            <text:p text:style-name="Table_20_Contents">Baseline tendency to form trust ties <text:soft-page-break/>(typically negative)</text:p>
          </table:table-cell>
        </table:table-row>
        <table:table-row>
          <table:table-cell table:style-name="Table1.A1" office:value-type="string">
            <text:p text:style-name="Table_20_Contents">Reciprocity</text:p>
          </table:table-cell>
          <table:table-cell table:style-name="Table1.A1" office:value-type="string">
            <text:p text:style-name="Table_20_Contents">Mutual trust</text:p>
          </table:table-cell>
          <table:table-cell table:style-name="Table1.A1" office:value-type="string">
            <text:p text:style-name="Table_20_Contents">∑_j x_ij x_ji</text:p>
          </table:table-cell>
          <table:table-cell table:style-name="Table1.A1" office:value-type="string">
            <text:p text:style-name="Table_20_Contents">Tendency for trust to be reciprocated</text:p>
          </table:table-cell>
        </table:table-row>
        <table:table-row>
          <table:table-cell table:style-name="Table1.A1" office:value-type="string">
            <text:p text:style-name="Table_20_Contents">Transitivity</text:p>
          </table:table-cell>
          <table:table-cell table:style-name="Table1.A1" office:value-type="string">
            <text:p text:style-name="Table_20_Contents">Transitive triplets</text:p>
          </table:table-cell>
          <table:table-cell table:style-name="Table1.A1" office:value-type="string">
            <text:p text:style-name="Table_20_Contents">∑_{j,k} x_ij x_jk x_ik</text:p>
          </table:table-cell>
          <table:table-cell table:style-name="Table1.A1" office:value-type="string">
            <text:p text:style-name="Table_20_Contents">Trusting friends of friends (A→B→C ⇒ A→C)</text:p>
          </table:table-cell>
        </table:table-row>
        <table:table-row>
          <table:table-cell table:style-name="Table1.A1" office:value-type="string">
            <text:p text:style-name="Table_20_Contents">Hierarchy</text:p>
          </table:table-cell>
          <table:table-cell table:style-name="Table1.A1" office:value-type="string">
            <text:p text:style-name="Table_20_Contents">Transitive reciprocity</text:p>
          </table:table-cell>
          <table:table-cell table:style-name="Table1.A1" office:value-type="string">
            <text:p text:style-name="Table_20_Contents">∑_{j,k} x_ij x_jk x_ki</text:p>
          </table:table-cell>
          <table:table-cell table:style-name="Table1.A1" office:value-type="string">
            <text:p text:style-name="Table_20_Contents">Avoidance of cyclical trust (A→B→C→A)</text:p>
          </table:table-cell>
        </table:table-row>
        <table:table-row>
          <table:table-cell table:style-name="Table1.A1" office:value-type="string">
            <text:p text:style-name="Table_20_Contents">Balance</text:p>
          </table:table-cell>
          <table:table-cell table:style-name="Table1.A1" office:value-type="string">
            <text:p text:style-name="Table_20_Contents">3-cycles</text:p>
          </table:table-cell>
          <table:table-cell table:style-name="Table1.A1" office:value-type="string">
            <text:p text:style-name="Table_20_Contents">∑_{j,k} x_ij x_jk x_ki</text:p>
          </table:table-cell>
          <table:table-cell table:style-name="Table1.A1" office:value-type="string">
            <text:p text:style-name="Table_20_Contents">Generalized balance in trust structures</text:p>
          </table:table-cell>
        </table:table-row>
        <table:table-row>
          <table:table-cell table:style-name="Table1.A1" office:value-type="string">
            <text:p text:style-name="Table_20_Contents"><text:span text:style-name="Strong_20_Emphasis">Cross-Network</text:sp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Table_20_Contents">Friendship</text:p>
          </table:table-cell>
          <table:table-cell table:style-name="Table1.A1" office:value-type="string">
            <text:p text:style-name="Table_20_Contents">X → Trust</text:p>
          </table:table-cell>
          <table:table-cell table:style-name="Table1.A1" office:value-type="string">
            <text:p text:style-name="Table_20_Contents">∑_j z_ij x_ij <text:span text:style-name="Emphasis">(z=friendship)</text:span></text:p>
          </table:table-cell>
          <table:table-cell table:style-name="Table1.A1" office:value-type="string">
            <text:p text:style-name="Table_20_Contents">Friendships enable trust formation</text:p>
          </table:table-cell>
        </table:table-row>
        <table:table-row>
          <table:table-cell table:style-name="Table1.A1" office:value-type="string">
            <text:p text:style-name="Table_20_Contents">Dislike</text:p>
          </table:table-cell>
          <table:table-cell table:style-name="Table1.A1" office:value-type="string">
            <text:p text:style-name="Table_20_Contents">X → Trust (main effect)</text:p>
          </table:table-cell>
          <table:table-cell table:style-name="Table1.A1" office:value-type="string">
            <text:p text:style-name="Table_20_Contents">∑_j d_ij x_ij <text:span text:style-name="Emphasis">(d=dislike)</text:span></text:p>
          </table:table-cell>
          <table:table-cell table:style-name="Table1.A1" office:value-type="string">
            <text:p text:style-name="Table_20_Contents">Direct inhibition of trust by dislike ties</text:p>
          </table:table-cell>
        </table:table-row>
        <table:table-row>
          <table:table-cell table:style-name="Table1.A1" office:value-type="string">
            <text:p text:style-name="Table_20_Contents"><text:span text:style-name="Strong_20_Emphasis">Disruption Effects</text:sp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Table_20_Contents">Dislike breaks transitivity</text:p>
          </table:table-cell>
          <table:table-cell table:style-name="Table1.A1" office:value-type="string">
            <text:p text:style-name="Table_20_Contents">TransTrip × Dislike</text:p>
          </table:table-cell>
          <table:table-cell table:style-name="Table1.A1" office:value-type="string">
            <text:p text:style-name="Table_20_Contents">∑_{j,k} x_ij x_jk d_ik</text:p>
          </table:table-cell>
          <table:table-cell table:style-name="Table1.A1" office:value-type="string">
            <text:p text:style-name="Table_20_Contents">Dislike prevents trust cascades (A→B→C broken if B→C dislike)</text:p>
          </table:table-cell>
        </table:table-row>
        <table:table-row>
          <table:table-cell table:style-name="Table1.A1" office:value-type="string">
            <text:p text:style-name="Table_20_Contents">Dislike breaks recip. trans.</text:p>
          </table:table-cell>
          <table:table-cell table:style-name="Table1.A1" office:value-type="string">
            <text:p text:style-name="Table_20_Contents">TransRecTrip × Dislike</text:p>
          </table:table-cell>
          <table:table-cell table:style-name="Table1.A1" office:value-type="string">
            <text:p text:style-name="Table_20_Contents">∑_{j,k} x_ij x_jk d_ki</text:p>
          </table:table-cell>
          <table:table-cell table:style-name="Table1.A1" office:value-type="string">
            <text:p text:style-name="Table_20_Contents">Dislike disrupts mutual transitive trust</text:p>
          </table:table-cell>
        </table:table-row>
        <table:table-row>
          <table:table-cell table:style-name="Table1.A1" office:value-type="string">
            <text:p text:style-name="Table_20_Contents">Dislike-mediated inhibition</text:p>
          </table:table-cell>
          <table:table-cell table:style-name="Table1.A1" office:value-type="string">
            <text:p text:style-name="Table_20_Contents">EgoX × AltX (Dislike)</text:p>
          </table:table-cell>
          <table:table-cell table:style-name="Table1.A1" office:value-type="string">
            <text:p text:style-name="Table_20_Contents">∑_{j,k} x_ij d_jk</text:p>
          </table:table-cell>
          <table:table-cell table:style-name="Table1.A1" office:value-type="string">
            <text:p text:style-name="Table_20_Contents">Trust A→B reduced when B dislikes others</text:p>
          </table:table-cell>
        </table:table-row>
        <table:table-row>
          <table:table-cell table:style-name="Table1.A1" office:value-type="string">
            <text:p text:style-name="Table_20_Contents"><text:span text:style-name="Strong_20_Emphasis">Attributes</text:sp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Table_20_Contents">Homophily</text:p>
          </table:table-cell>
          <table:table-cell table:style-name="Table1.A1" office:value-type="string">
            <text:p text:style-name="Table_20_Contents">Same gender</text:p>
          </table:table-cell>
          <table:table-cell table:style-name="Table1.A1" office:value-type="string">
            <text:p text:style-name="Table_20_Contents">∑_j x_ij I(gender_i = gender_j)</text:p>
          </table:table-cell>
          <table:table-cell table:style-name="Table1.A1" office:value-type="string">
            <text:p text:style-name="Table_20_Contents">Gender similarity increases trust</text:p>
          </table:table-cell>
        </table:table-row>
        <table:table-row>
          <table:table-cell table:style-name="Table1.A1" office:value-type="string">
            <text:p text:style-name="Table_20_Contents">Alter attribute</text:p>
          </table:table-cell>
          <table:table-cell table:style-name="Table1.A1" office:value-type="string">
            <text:p text:style-name="Table_20_Contents">Gender alter</text:p>
          </table:table-cell>
          <table:table-cell table:style-name="Table1.A1" office:value-type="string">
            <text:p text:style-name="Table_20_Contents">∑_j x_ij gender_j</text:p>
          </table:table-cell>
          <table:table-cell table:style-name="Table1.A1" office:value-type="string">
            <text:p text:style-name="Table_20_Contents">Gender differences in being trusted</text:p>
          </table:table-cell>
        </table:table-row>
        <table:table-row table:style-name="Table1.18">
          <table:table-cell table:style-name="Table1.A1" office:value-type="string">
            <text:p text:style-name="Table_20_Contents">Ego attribute</text:p>
          </table:table-cell>
          <table:table-cell table:style-name="Table1.A1" office:value-type="string">
            <text:p text:style-name="Table_20_Contents">Gender ego</text:p>
          </table:table-cell>
          <table:table-cell table:style-name="Table1.A1" office:value-type="string">
            <text:p text:style-name="Table_20_Contents">∑_j x_ij gender_i</text:p>
          </table:table-cell>
          <table:table-cell table:style-name="Table1.A1" office:value-type="string">
            <text:p text:style-name="Table_20_Contents">Gender differences in trusting others</text:p>
          </table:table-cell>
        </table:table-row>
      </table:table>
      <text:p text:style-name="P21"><text:span text:style-name="Strong_20_Emphasis"/></text:p>
      <text:p text:style-name="P10">Model Specification Details:</text:p>
      <text:p text:style-name="P10"/>
      <text:p text:style-name="P10">We set the Trustnetwork (x_ij) as a sienaDependent Object with three waves. The included predictors are dislike (d_ij), friendship (f_ij) as needed to test the hypotheses and gender as an additional predictor. For the first model we use a maximum likelihood estimation (MLE) with 3000 iterations </text:p>
      <text:p text:style-name="P10"/>
      <text:p text:style-name="P11">For the second model we increased the number of MLE to 5000</text:p>
      <text:p text:style-name="P3"/>
      <text:p text:style-name="P3">5. Results </text:p>
      <text:p text:style-name="P3"/>
      <text:p text:style-name="P12">Model 1</text:p>
      <text:p text:style-name="P12">Tables in R</text:p>
      <text:p text:style-name="P12"/>
      <text:p text:style-name="P12">+</text:p>
      <text:p text:style-name="P12"><text:s/></text:p>
      <text:p text:style-name="P12">As seen in table 1 the rate parameter for the first period (Rate 1) was estimated at 8.71 (SE = 2.85), while the second period (Rate 2) show<text:span text:style-name="T6">s </text:span>a higher value of 19.01 (SE = 21.29). Meanwhile, the outdegree (density) effect <text:span text:style-name="T6">is</text:span> negative and statistically significant. A positive reciprocity effect <text:span text:style-name="T6">can </text:span><text:soft-page-break/><text:span text:style-name="T6">be observed.</text:span> Transitive triplets show a strong positive effect, while transitive reciprocity demonstrat<text:span text:style-name="T6">es </text:span>an extremely negative coefficient. The 3-cycles effect <text:span text:style-name="T6">is </text:span>not statistically significant . The friendship effect on trust formation <text:span text:style-name="T6">is </text:span>positive and significant. For gender effects, same-gender ties show<text:span text:style-name="T6">s </text:span>a positive and significant coefficient . Neither gender alter nor gender ego reached statistical significance. However, gender homophily is significant and and positive. <text:span text:style-name="T6">Dislike demonstrates a significant negative effect on trust. While dislike disrupting transitivity shows a non-significant negative result and dislike and for dislike disrupting reciprocity the effect is also negative and non-significant. EgoX x AltX shows a significant negative effect. </text:span></text:p>
      <text:p text:style-name="P12"/>
      <text:p text:style-name="P12">Model Convergence</text:p>
      <text:p text:style-name="P12">All individual convergence t-ratios were below 0.62, with an overall maximum convergence ratio of 0.85. <text:span text:style-name="T6">This means the model has an adequate convergence level.</text:span></text:p>
      <text:p text:style-name="P12"/>
      <text:p text:style-name="P18">Table 2 </text:p>
      <text:p text:style-name="P18"/>
      <text:p text:style-name="P19">Table two has similar results to table one but while dislike alone no longer appears to have a significant negative result, the dislike disrupting transitivity shows a significant negative effect as <text:s/>does the dislike disrupting reciprocity. </text:p>
      <text:p text:style-name="P3"/>
      <text:p text:style-name="P12">Goodness of Fit <text:s/><text:span text:style-name="T10">(GoF)for the first model</text:span></text:p>
      <text:p text:style-name="P12"/>
      <text:p text:style-name="P17">The goodness of fit for the first model <text:span text:style-name="T10">is good for the indegree distribution in the observed network. The value of 0.053 suggest, that a relatively low difference between the models prediction vs. the observed degree distribution. Indegree measures how many incoming connections a node has, here this indicates that the model is performing relatively good in replicating the pattern of how many connections each individual is receiving, without major deviations. For the out degree distribution the value is 0.16 which shows, that there is a larger discrepancy between the model’s predicted outcome and the observed networks. The model may be underestimating or overestimating the number of connections in the actual data. It is therefore not as accurate in predicting the connections each individual should have compared to the data. The triad census measure of goodness of fit shows that it aligns fairly well with the observed networks triadic structure. However, there is still room for improvement.</text:span></text:p>
      <text:p text:style-name="P17"/>
      <text:p text:style-name="P18">Goodness of fit for the second model</text:p>
      <text:p text:style-name="P18"/>
      <text:p text:style-name="P18">With 0.056 p. value for the indegree. 0.034 for the outdegree and 0.065 for the triad census the second model has significantly better GoF values. </text:p>
      <text:p text:style-name="P3"/>
      <text:p text:style-name="P3"/>
      <text:p text:style-name="P3">6. Conclusions and discussion</text:p>
      <text:p text:style-name="P3"/>
      <text:p text:style-name="P13">Discussion of results</text:p>
      <text:p text:style-name="P13"/>
      <text:p text:style-name="P15">Outside of our hypotheses we have found the following structural effects in the network of class 5. Outdegree (density) is significantly negative, indicating that individuals with more connections tend to have weaker ties in the network. This is highly significant suggesting that network density inversely impacts the strength of connections. Meanwhile, the reciprocity effect indicates that reciprocal relationships are positively associated with stronger ties, but this is less strong than the outdegree effect. The transitive reciprocity is strongly negative, which is is counterintuitive and reveals that when transitive connections are also reciprocal, then the overall strength of ties tends to decrease. The 3-cycles effect is not significant. Gender effects are not significant except for the <text:soft-page-break/>same gender effect, which indicates that connections between individuals of the same gender are stronger.</text:p>
      <text:p text:style-name="P14"/>
      <text:p text:style-name="P14">Our first hypothesis proposed that trust exhibits transitive closure, which is tested using the transitive triplets measure. Both models are have a highly significant result for the transitive triplet coefficient (ß = 1.23, t=6.4) which supports the hypotheses, that trust networks exhibit transitive closure. This strongly suggest that trust is transitive in this network.</text:p>
      <text:p text:style-name="P14"/>
      <text:p text:style-name="P14">The second hypothesis is that friendship ties act as a reinforcing mechanism for trust, which is tested through the dyadic co variate effect between friendship and trust. The Friendship→ Trust effect is significant and positive for both models and implies that individuals who share a friendship are more likely to develop trust ties, this aligns with our hypotheses. </text:p>
      <text:p text:style-name="P14"/>
      <text:p text:style-name="P14"><text:span text:style-name="T7">The third hypothesis is that a transitive relationship </text:span><text:span text:style-name="T8">(A → B → C) </text:span><text:span text:style-name="T7">is disrupted when there is a dislike tie. Which is tested with the Transitive Triplet x Dislike effect. In the first model this is negative and not significant, while in the second model it is negative and significant. Indicating that </text:span><text:span text:style-name="T8">the presence of a dislike tie between B and C reduces the likelihood that A will trust C, even if A trusts B and B trusts C. </text:span></text:p>
      <text:p text:style-name="P14"/>
      <text:p text:style-name="P16">Additionally, we also tested whether mutual dislike between B and C breaks the transitive closure, suggesting that mutual dislike between intermediaries disrupts the trust chain using a Transitive Reciprocity x Dislike effect. The results for the this is strongly negative and significant. The results indicate, that when mutual dislike exists it completely disrupts the expected transitive relationship. This means even if A trust B and B trust C, A will not trust C if there is a mutual dislike between B and C </text:p>
      <text:p text:style-name="P14"/>
      <text:p text:style-name="P5"><text:span text:style-name="Strong_20_Emphasis"><text:span text:style-name="T9">In conclusion overall our hypotheses were confirmed however, this is a relatively small network in just one school. The relationship between outdegree and tie strength is important to explore, as it is curios why more connections can lead to weaker ties. Possibly, this is due to nature of superficial connections versus deep ones that can not be captured through the survey the network is based on. Understanding Transitive reciprocity is also an issue that needs that can wa. The findings connected to gender suggest that gender may play a role in the trust building process, so it could be interesting to further investigate these dynamics through other networks or student attributes. Disruption through dislike is an interesting results and the role of for example the duration of the negative ties could be an interesting thing to focus on in the future. Additionally it’s important to mention that there could be additional structural network effects, that were not accounted for in this analysis. This includes measures such as centrality, but also other actor attributes could play a role in forming friendship, trust or dislike, such as grades, ethnicity, kindness and more. <text: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01:16:18.769381542</meta:creation-date>
    <dc:date>2025-03-31T14:49:23.980312051</dc:date>
    <meta:editing-duration>PT13M15S</meta:editing-duration>
    <meta:editing-cycles>4</meta:editing-cycles>
    <meta:generator>LibreOffice/24.2.7.2$Linux_X86_64 LibreOffice_project/420$Build-2</meta:generator>
    <meta:document-statistic meta:table-count="1" meta:image-count="0" meta:object-count="0" meta:page-count="4" meta:paragraph-count="101" meta:word-count="1543" meta:character-count="10056" meta:non-whitespace-character-count="8588"/>
  </office:meta>
</office:document-meta>
</file>